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loext:graphic-properties draw:fill="solid" draw:fill-color="#ffffff"/>
      <style:paragraph-properties fo:margin-top="0in" fo:margin-bottom="0in" loext:contextual-spacing="false" fo:line-height="100%" fo:background-color="#ffffff"/>
    </style:style>
    <style:style style:name="P5" style:family="paragraph" style:parent-style-name="Standard">
      <style:paragraph-properties fo:margin-top="0in" fo:margin-bottom="0in" loext:contextual-spacing="false" fo:line-height="100%" fo:text-align="end" style:justify-single-word="false"/>
    </style:style>
    <style:style style:name="P6" style:family="paragraph" style:parent-style-name="Standard">
      <loext:graphic-properties draw:fill="solid" draw:fill-color="#ffffff"/>
      <style:paragraph-properties fo:margin-top="0in" fo:margin-bottom="0in" loext:contextual-spacing="false" fo:line-height="100%" fo:background-color="#ffffff"/>
      <style:text-properties fo:font-size="10pt" fo:font-style="italic" style:font-size-asian="10pt" style:font-style-asian="italic" style:font-size-complex="10pt"/>
    </style:style>
    <style:style style:name="P7" style:family="paragraph" style:parent-style-name="Standard">
      <style:paragraph-properties fo:margin-top="0in" fo:margin-bottom="0in" loext:contextual-spacing="false" fo:line-height="100%" fo:text-align="end" style:justify-single-word="false"/>
      <style:text-properties fo:font-size="10pt" style:font-size-asian="10pt" style:font-size-complex="10pt"/>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master-page-name="Converted1">
      <style:paragraph-properties fo:margin-top="0in" fo:margin-bottom="0in" loext:contextual-spacing="false" fo:line-height="100%" fo:text-align="justify" style:justify-single-word="false" style:page-number="auto"/>
    </style:style>
    <style:style style:name="P10" style:family="paragraph" style:parent-style-name="Standard">
      <style:paragraph-properties fo:margin-left="4.4252in" fo:margin-right="0in" fo:margin-top="0in" fo:margin-bottom="0in" loext:contextual-spacing="false" fo:line-height="100%" fo:text-align="justify" style:justify-single-word="false" fo:text-indent="0.4909in" style:auto-text-indent="false"/>
    </style:style>
    <style:style style:name="P11" style:family="paragraph" style:parent-style-name="Standard">
      <style:paragraph-properties fo:margin-left="0.5in" fo:margin-right="0in" fo:margin-top="0in" fo:margin-bottom="0in" loext:contextual-spacing="false" fo:line-height="100%" fo:text-align="end" style:justify-single-word="false" fo:text-indent="0in" style:auto-text-indent="false"/>
    </style:style>
    <style:style style:name="P12" style:family="paragraph" style:parent-style-name="Standard">
      <style:paragraph-properties fo:margin-left="0in" fo:margin-right="-0.0984in" fo:margin-top="0in" fo:margin-bottom="0in" loext:contextual-spacing="false" fo:line-height="100%" fo:text-indent="0in" style:auto-text-indent="false"/>
    </style:style>
    <style:style style:name="T1" style:family="text">
      <style:text-properties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0pt" fo:font-weight="bold" style:font-size-asian="10pt" style:font-weight-asian="bold" style:font-size-complex="10pt"/>
    </style:style>
    <style:style style:name="Sect1" style:family="section">
      <style:section-properties text:dont-balance-text-columns="true" style:editable="false">
        <style:columns fo:column-count="2">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3">
          <style:column style:rel-width="20992*" fo:start-indent="0in" fo:end-indent="0.2457in"/>
          <style:column style:rel-width="23548*" fo:start-indent="0.2457in" fo:end-indent="0.2457in"/>
          <style:column style:rel-width="20995*" fo:start-indent="0.2457in" fo:end-indent="0in"/>
        </style:columns>
      </style:section-properties>
    </style:style>
    <style:style style:name="Sect3"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Literárna komunikácia, literárne druhy</text:span></text:p>
      <text:p text:style-name="P3"><text:span text:style-name="T2">Ukážka 1:</text:span></text:p>
      <text:p text:style-name="P3"><text:span text:style-name="T3">Medzitým Daidalovi sa spriečila Kréta i dlhá rozluka s vlasťou a zahorel túžbou po rodnom kraji, lenže ho zvieralo more. „Hoc Minos hatá mi cestu zemou aj morom, nebo je voľné, zutekám i tadiaľ,“ povie si. „Čo by priam nad všetkým vládol, moc nad vzduchom nemá!“</text:span></text:p>
      <text:p text:style-name="P3"><text:span text:style-name="T3">Po týchto slovách sa upriami na nové dielo, čo má prírodu zmeniť. Rad za radom ukladá pierka, od tých najmenších začnúc a krátke dlhými kryjúc, akoby na stráni rástli: tak pastierska syringa (dychový píšťalový nástroj)zavše skladá sa z nerovných píšťal a dohora pomaly vzrastá. Uprostred zviaže ich niťou a naspodu zalepí voskom. Keď ich poskladá všetky, svoj výtvor neveľmi zahne, aby sa ponášal na vtáčie krídla. Mladučký Ikar tmolil sa pri ňom a nevediac, že sa hrá so svojou skazou, s jasavou tvárou to chytal pierka, čo do vzduchu dvíhal povievajúci vánok, to zasa prstami mädlil žltkastý vosk a otcovi prekážal zábavou svojou v čudesnej práci. Keď umelec – tvorca priložil ruku k dielu posledný raz, tu oboma krídlami vzniesol do výšky svoje telo a držal sa v čerenom vzduchu.</text:span></text:p>
      <text:p text:style-name="P3"><text:span text:style-name="T3">Popritom poúča syna a vraví: „Prostrednej dráhy, Ikaros, drž sa. Ak zostúpiš k zemi, krídla ti veľmi oťaží voda, ak vystúpiš k nebu, spáli ich slnce. Medzi oboma leť! A nehľaď, kde žiari Veľký voz či Orión s taseným mečom. Po mojich stopách sa vznášaj!“ Zároveň dá mu i radu, ako sa lieta, a neznáme krídla mu na plecia pripne.</text:span></text:p>
      <text:p text:style-name="P3"><text:span text:style-name="T3">Uprostred práce a výstrah sa zrosili starcovi oči, chveli sa otcove ruky. Napokon pobozkal syna, ktorého nikdy už nemal viac bozkať a, vznesúc sa vozvýš, pred svojím synom sa uberá stále, strachom sa trasúc, tak ako vták, čo prvý raz potomstvo vyvádza z hniezda, čoraz ďalej ho láka a v záhubnom umení cvičí, krídlami máva a medzitým synove sleduje zrakom.</text:span></text:p>
      <text:p text:style-name="P3"><text:span text:style-name="T3">Keď ich uvidel ktosi, čo rybáril ohybným prútom alebo o kyjak opretý pastier či o svoj pluh oráč, stŕpol a mihlo mu hlavou, že sú to akiste božstvá, čo sa tak môžu povetrím vznášať. A po ľavej strane mali už Junónin Samos (a za chrtbom Délos a Paros), napravo Lebintos ležal a Kalymna bohatá na med, keď zrazu odvážny let sa začal chlapcovi páčiť: vybočil z otcových stôp a túžbou po nebi hnaný pustil sa do vyšších sfér. Tu blízkosť prudkého slnca zmäkčila voňavý vosk, čo pierka pospolu držal, až sa vosk roztopil celkom: holými rukami máva Ikar a, utratiac krídla, už nemá čím do vzduchu zabrať.</text:span></text:p>
      <text:p text:style-name="P3"><text:span text:style-name="T3">Ústa, čo volali otcovo meno, pohltí voda belasej hlbiny mora, čo po ňom dostalo meno.</text:span></text:p>
      <text:p text:style-name="P3"><text:span text:style-name="T3">Nešťastný otec, no už nie otec, zúfalo kričal: “Ikaros, Ikaros, kdeže si? Ikaros, kde ťa mám hľadať? Ikaros,“ <text:s/>jednostaj volal. Vtom uvidiac na vlnách pierka, prekľaje umenie svoje a nebohé synovo telo do hrobu vloží. Kraj odvtedy volá sa mŕtveho menom.</text:span></text:p>
      <text:p text:style-name="P10"><text:span text:style-name="T3">Ovídius: Metamorfózy</text:span></text:p>
      <text:p text:style-name="P3"><text:span text:style-name="T2">Ukážka 2:</text:span></text:p>
      <text:section text:style-name="Sect1" text:name="TextSection">
        <text:p text:style-name="P4"><text:span text:style-name="T4">Pokojný večer na vŕšky padal,</text:span></text:p>
        <text:p text:style-name="P4"><text:span text:style-name="T4">na sivé polia.</text:span></text:p>
        <text:p text:style-name="P4"><text:span text:style-name="T4">V poslednom lúči starootcovská</text:span></text:p>
        <text:p text:style-name="P4"><text:span text:style-name="T4">horela roľa.</text:span></text:p>
        <text:p text:style-name="P4"><text:span text:style-name="T4">Z cudziny tulák vkročil som na ňu</text:span></text:p>
        <text:p text:style-name="P4"><text:span text:style-name="T4">bázlivou nohou.</text:span></text:p>
        <text:p text:style-name="P4"><text:span text:style-name="T4">Slnko jak koráb v krvavých vodách</text:span></text:p>
        <text:p text:style-name="P4"><text:span text:style-name="T4">plá pod oblohou.</text:span></text:p>
        <text:p text:style-name="P4"><text:span text:style-name="T3"> </text:span></text:p>
        <text:p text:style-name="P4"><text:soft-page-break/><text:span text:style-name="T4">Strnište suché na vlhkých hrudách</text:span></text:p>
        <text:p text:style-name="P4"><text:span text:style-name="T4">pod nohou praská.</text:span></text:p>
        <text:p text:style-name="P4"><text:span text:style-name="T4">Zdá sa, že ktosi vedľa mňa kráča –</text:span></text:p>
        <text:p text:style-name="P4"><text:span text:style-name="T4">na čele vráska,</text:span></text:p>
        <text:p text:style-name="P4"><text:span text:style-name="T4">v láskavom oku jakoby krotká</text:span></text:p>
        <text:p text:style-name="P4"><text:span text:style-name="T4">výčitka nemá:</text:span></text:p>
        <text:p text:style-name="P4"><text:span text:style-name="T4">-prečo si nechal otcovskú pôdu?</text:span></text:p>
        <text:p text:style-name="P4"><text:span text:style-name="T4">Obrancu nemá!</text:span></text:p>
        <text:p text:style-name="P4"><text:span text:style-name="T4">Celý deň slnko, predsa je vlhká</text:span></text:p>
        <text:p text:style-name="P4"><text:span text:style-name="T4">otcovská roľa.</text:span></text:p>
        <text:p text:style-name="P4"><text:span text:style-name="T4">Stáletia tiekli poddaných slzy</text:span></text:p>
        <text:p text:style-name="P4"><text:span text:style-name="T4">na naše polia,</text:span></text:p>
        <text:p text:style-name="P4"><text:span text:style-name="T4">stáletia tiekli – nemôž’ byť suchá</text:span></text:p>
        <text:p text:style-name="P4"><text:span text:style-name="T4">poddaných roľa,</text:span></text:p>
        <text:p text:style-name="P4"><text:span text:style-name="T4">darmo ich suší ohnivé slnko,</text:span></text:p>
        <text:p text:style-name="P4"><text:span text:style-name="T4">dnes ešte bolia.</text:span></text:p>
        <text:p text:style-name="P4"><text:span text:style-name="T3"> </text:span></text:p>
        <text:p text:style-name="P4"><text:span text:style-name="T4">Z cudziny tulák pod hruškou stál som</text:span></text:p>
        <text:p text:style-name="P4"><text:span text:style-name="T4">zotlenou spola.</text:span></text:p>
        <text:p text:style-name="P4"><text:span text:style-name="T4">Poddaných krvou napitá pôda</text:span></text:p>
        <text:p text:style-name="P4"><text:span text:style-name="T4">domov ma volá…</text:span></text:p>
        <text:p text:style-name="P4"><text:soft-page-break/><text:span text:style-name="T4">A v srdci stony robotných otcov</text:span></text:p>
        <text:p text:style-name="P4"><text:span text:style-name="T4">zreli mi v semä…</text:span></text:p>
        <text:p text:style-name="P4"><text:span text:style-name="T4">Vyklíčia ešte zubále dračie</text:span></text:p>
        <text:p text:style-name="P4"><text:span text:style-name="T4">z poddaných zeme?</text:span></text:p>
        <text:p text:style-name="P6"/>
        <text:p text:style-name="P5"><text:span text:style-name="T3">Ivan Krasko: Otcova roľa</text:span></text:p>
      </text:section>
      <text:p text:style-name="P9"><text:span text:style-name="T2">Ukážka č. 3</text:span></text:p>
      <text:p text:style-name="P3"><text:span text:style-name="T3">Matka (výkrik): Tu je, tu v kúte… </text:span></text:p>
      <text:p text:style-name="P3"><text:span text:style-name="T3">Jano: Už ťa mám. (Telo padá.) Jedna ti je dosť? (Zohne sa.) Kto je to? Kto tu leží? </text:span></text:p>
      <text:p text:style-name="P3"><text:span text:style-name="T3">Paľo: Mať si zabil. </text:span></text:p>
      <text:p text:style-name="P3"><text:span text:style-name="T3">Jano: Ako… Ako sa sem dostali… Nie! Teba som musel! </text:span></text:p>
      <text:p text:style-name="P3"><text:span text:style-name="T3">Paľo: Mamka, to bola tá cesta? A ja som si myslel, že preto skríkli na Jana, lebo chceli, aby ma zabil. Preto som neušiel, preto som čakal, kým neudrie, zaťal zuby a nepohol sa, ani keď priskočil ku mne. Ale oni sa hodili na mňa. Len vtedy som vedel, čo chcú, keď im preklal srdce. </text:span></text:p>
      <text:p text:style-name="P3"><text:span text:style-name="T3">Jano: Srdce… Prekliata ruka… Prekliaty nôž! Ako to mohli urobiť? Hodili sa na teba. A vedeli, čo ich čaká. Tak ťa milovali, že život dali za teba. Len ako mohli chcieť, aby ich syn zabil? </text:span></text:p>
      <text:p text:style-name="P5"><text:span text:style-name="T3">Július Barč-Ivan – Matka (úryvok, upravené)</text:span></text:p>
      <text:p text:style-name="P7"/>
      <text:p text:style-name="P2"><text:span text:style-name="T1">Rozprávač</text:span></text:p>
      <text:p text:style-name="P1"><text:span text:style-name="T1">Ukážka č. 1</text:span></text:p>
      <text:p text:style-name="P3"><text:span text:style-name="T3">Öyvind sedel sám a pred sebou videl budúcnosť ako dlhú jagajúcu sa ľadovú plochu, na ktorú sa prvý raz pustil, aby prešiel od jedného brehu k druhému. Cítil, že ho zo všetkých strán tiesni chudoba, a preto sa mu všetky myšlienky sústredili na to, aby sa jej striasol.</text:span></text:p>
      <text:p text:style-name="P3"><text:span text:style-name="T3">Matka sedela pri kolovrate, pospevovala si, a kým on sa obliekal, ona myslela na časy, keď sama chodila tancovať.</text:span></text:p>
      <text:p text:style-name="P3"><text:span text:style-name="T3">Učiteľ skoro zbadal, že to už nie je ten starý Öyvind, ktorý sa učil, keď sa mu zachcelo... Chcel preniknúť k chlapcovmu srdcu a pomôcť mu.</text:span></text:p>
      <text:p text:style-name="P5"><text:span text:style-name="T4">Björnstjerne Björnson – Veselý chlapec</text:span></text:p>
      <text:p text:style-name="P1"><text:span text:style-name="T1">Ukážka č. 2</text:span></text:p>
      <text:p text:style-name="P3"><text:span text:style-name="T3">Aj v temnote cítil starec blízkosť rána. K lietajúcim rybám pociťoval nehu, veď na oceáne boli jeho najväčšími priateľmi...</text:span></text:p>
      <text:p text:style-name="P3"><text:span text:style-name="T3">Ryba, ty ma zabíjaš, pomyslel si starec. Pre mňa, za mňa, zabi si ma. Čerta sa starám, kto koho zabije. Už ti v hlave straší, pomyslel si. Starec spustil lano, pristúpil ho nohou a zdvihol harpúnu tak vysoko ako len vládal.</text:span></text:p>
      <text:p text:style-name="P5"><text:span text:style-name="T3">Ernest Hemingway – Starec a more</text:span></text:p>
      <text:p text:style-name="P1"><text:span text:style-name="T1">Ukážka č. 3</text:span></text:p>
      <text:p text:style-name="P3"><text:span text:style-name="T3">Som vydatá už desať rokov. Viem, čo je to žiť celkom pre človeka a s človekom, ktorého milujem nadovšetko na svete. Pokladám sa za nekonečne šťastnú, takú šťastnú, že to ani slovami nemožno vyjadriť. V prvých rokoch manželstva bol pán Rochester stále slepý. Azda práve táto okolnosť nás tak veľmi zblížila. Bola som mu vtedy jeho zrakom, bola som doslova – ako ma často nazýval – zrenicou jeho oka.</text:span></text:p>
      <text:p text:style-name="P11"><text:soft-page-break/><text:span text:style-name="T4">Charlotte Brontëová – Jana Eyrová</text:span></text:p>
      <text:p text:style-name="P2"><text:span text:style-name="T1">Rým</text:span></text:p>
      <text:section text:style-name="Sect2" text:name="Section1">
        <text:p text:style-name="P1"><text:span text:style-name="T5">Ukážka č. 1</text:span></text:p>
        <text:p text:style-name="P1"><text:span text:style-name="T3">Som vo znamení pokoja,</text:span></text:p>
        <text:p text:style-name="P1"><text:span text:style-name="T3">predś zvem ťa, Život, do boja</text:span></text:p>
        <text:p text:style-name="P1"><text:span text:style-name="T3">od ranných do večerných zôr</text:span></text:p>
        <text:p text:style-name="P1"><text:span text:style-name="T3">pre krásnu dcéru čiernych hôr. </text:span></text:p>
        <text:p text:style-name="P1"><text:span text:style-name="T3"><text:s text:c="40"/>I. Krasko</text:span></text:p>
        <text:p text:style-name="P1"><text:span text:style-name="T5">Ukážka č. 2</text:span></text:p>
        <text:p text:style-name="P1"><text:span text:style-name="T3">Objímam Vesnu, krásavicu,</text:span></text:p>
        <text:p text:style-name="P12"><text:span text:style-name="T3">rozmarným, nežným pohľadom,</text:span></text:p>
        <text:p text:style-name="P1"><text:span text:style-name="T3">som navštívil jej rodný dom,</text:span></text:p>
        <text:p text:style-name="P1"><text:span text:style-name="T3">nesúc jej srdca polovicu. <text:s text:c="6"/></text:span></text:p>
        <text:p text:style-name="P1"><text:span text:style-name="T5">Ukážka č. 3</text:span></text:p>
        <text:p text:style-name="P1"><text:span text:style-name="T3">Za mier musí básnik do olova</text:span></text:p>
        <text:p text:style-name="P1"><text:span text:style-name="T3">tvrdo písať spravodlivú zášť</text:span></text:p>
        <text:p text:style-name="P12"><text:span text:style-name="T3">Sláviť musí jasným zvonom slova</text:span></text:p>
        <text:p text:style-name="P1"><text:span text:style-name="T3">Radostnú a rozkvitnutú vlasť.</text:span></text:p>
        <text:p text:style-name="P1"><text:span text:style-name="T3"><text:s text:c="36"/>M. Rúfus</text:span></text:p>
        <text:p text:style-name="P1"><text:span text:style-name="T5">Ukážka č. 4</text:span></text:p>
        <text:p text:style-name="P1"><text:span text:style-name="T3">Ja šiel som – neviem prečo,</text:span></text:p>
        <text:p text:style-name="P1"><text:soft-page-break/><text:span text:style-name="T3">sám v cudzí, veľký svet,</text:span></text:p>
        <text:p text:style-name="P1"><text:span text:style-name="T3">nájsť vari mieru poklad,</text:span></text:p>
        <text:p text:style-name="P1"><text:span text:style-name="T3">snáď blaha rudý kvet. (V. Roy)</text:span></text:p>
        <text:p text:style-name="P1"><text:bookmark text:name="_gjdgxs"/><text:span text:style-name="T3"><text:s text:c="36"/></text:span></text:p>
        <text:p text:style-name="P1"><text:span text:style-name="T5">Ukážka č. 5</text:span></text:p>
        <text:p text:style-name="P1"><text:span text:style-name="T3"><text:s/>Ale buď mocná v tichu, </text:span></text:p>
        <text:p text:style-name="P1"><text:span text:style-name="T3">ako je ruží pýcha,</text:span></text:p>
        <text:p text:style-name="P1"><text:span text:style-name="T3">ako je ruží stud,</text:span></text:p>
        <text:p text:style-name="P1"><text:span text:style-name="T3">a cestou do zániku</text:span></text:p>
        <text:p text:style-name="P1"><text:span text:style-name="T3">ty, ktorý nezaniká,</text:span></text:p>
        <text:p text:style-name="P1"><text:span text:style-name="T3">človeka neodsúď.</text:span></text:p>
        <text:p text:style-name="P1"><text:span text:style-name="T3"><text:s text:c="25"/>J. Kostra</text:span></text:p>
      </text:section>
      <text:section text:style-name="Sect3" text:name="Section2">
        <text:p text:style-name="Standard"><text:span text:style-name="T3"><text:s text:c="39"/>J. Smr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sk" fo:country="SK"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sk" fo:country="SK"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00" meta:word-count="1099" meta:character-count="6440" meta:non-whitespace-character-count="5233"/>
    <meta:generator>LibreOfficeDev/6.0.5.2$Linux_X86_64 LibreOffice_project/</meta:generator>
  </office:meta>
</office:document-meta>
</file>